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h_ent_m</text:p>
          </table:table-cell>
          <table:table-cell office:value-type="string" calcext:value-type="string">
            <text:p>pg_ent_m</text:p>
          </table:table-cell>
          <table:table-cell office:value-type="string" calcext:value-type="string">
            <text:p>spg_ent_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33.02293" calcext:value-type="float">
            <text:p>33.02293</text:p>
          </table:table-cell>
          <table:table-cell office:value-type="float" office:value="9.341596" calcext:value-type="float">
            <text:p>9.341596</text:p>
          </table:table-cell>
          <table:table-cell office:value-type="float" office:value="3.869995" calcext:value-type="float">
            <text:p>3.86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ral/Urban</text:p>
          </table:table-cell>
          <table:table-cell office:value-type="float" office:value="17.24469" calcext:value-type="float">
            <text:p>17.24469</text:p>
          </table:table-cell>
          <table:table-cell office:value-type="float" office:value="5.258609" calcext:value-type="float">
            <text:p>5.258609</text:p>
          </table:table-cell>
          <table:table-cell office:value-type="float" office:value="2.351713" calcext:value-type="float">
            <text:p>2.351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ral/Urban</text:p>
          </table:table-cell>
          <table:table-cell office:value-type="float" office:value="37.63034" calcext:value-type="float">
            <text:p>37.63034</text:p>
          </table:table-cell>
          <table:table-cell office:value-type="float" office:value="10.53387" calcext:value-type="float">
            <text:p>10.53387</text:p>
          </table:table-cell>
          <table:table-cell office:value-type="float" office:value="4.31335" calcext:value-type="float">
            <text:p>4.31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24.99072" calcext:value-type="float">
            <text:p>24.99072</text:p>
          </table:table-cell>
          <table:table-cell office:value-type="float" office:value="5.61305" calcext:value-type="float">
            <text:p>5.61305</text:p>
          </table:table-cell>
          <table:table-cell office:value-type="float" office:value="1.909022" calcext:value-type="float">
            <text:p>1.909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4.809399" calcext:value-type="float">
            <text:p>4.809399</text:p>
          </table:table-cell>
          <table:table-cell office:value-type="float" office:value="1.346841" calcext:value-type="float">
            <text:p>1.346841</text:p>
          </table:table-cell>
          <table:table-cell office:value-type="float" office:value="0.6932331" calcext:value-type="float">
            <text:p>0.6932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42.54197" calcext:value-type="float">
            <text:p>42.54197</text:p>
          </table:table-cell>
          <table:table-cell office:value-type="float" office:value="10.50102" calcext:value-type="float">
            <text:p>10.50102</text:p>
          </table:table-cell>
          <table:table-cell office:value-type="float" office:value="3.791075" calcext:value-type="float">
            <text:p>3.791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31.09862" calcext:value-type="float">
            <text:p>31.09862</text:p>
          </table:table-cell>
          <table:table-cell office:value-type="float" office:value="8.934048" calcext:value-type="float">
            <text:p>8.934048</text:p>
          </table:table-cell>
          <table:table-cell office:value-type="float" office:value="3.53251" calcext:value-type="float">
            <text:p>3.53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52.87564" calcext:value-type="float">
            <text:p>52.87564</text:p>
          </table:table-cell>
          <table:table-cell office:value-type="float" office:value="19.35199" calcext:value-type="float">
            <text:p>19.35199</text:p>
          </table:table-cell>
          <table:table-cell office:value-type="float" office:value="9.338736" calcext:value-type="float">
            <text:p>9.338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43.27885" calcext:value-type="float">
            <text:p>43.27885</text:p>
          </table:table-cell>
          <table:table-cell office:value-type="float" office:value="15.5872" calcext:value-type="float">
            <text:p>15.5872</text:p>
          </table:table-cell>
          <table:table-cell office:value-type="float" office:value="7.66966" calcext:value-type="float">
            <text:p>7.66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27.71879" calcext:value-type="float">
            <text:p>27.71879</text:p>
          </table:table-cell>
          <table:table-cell office:value-type="float" office:value="6.564032" calcext:value-type="float">
            <text:p>6.564032</text:p>
          </table:table-cell>
          <table:table-cell office:value-type="float" office:value="2.375466" calcext:value-type="float">
            <text:p>2.375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/Center/South</text:p>
          </table:table-cell>
          <table:table-cell office:value-type="float" office:value="10.11489" calcext:value-type="float">
            <text:p>10.11489</text:p>
          </table:table-cell>
          <table:table-cell office:value-type="float" office:value="2.043496" calcext:value-type="float">
            <text:p>2.043496</text:p>
          </table:table-cell>
          <table:table-cell office:value-type="float" office:value="0.6359857" calcext:value-type="float">
            <text:p>0.6359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17.2755" calcext:value-type="float">
            <text:p>17.2755</text:p>
          </table:table-cell>
          <table:table-cell office:value-type="float" office:value="3.9821" calcext:value-type="float">
            <text:p>3.9821</text:p>
          </table:table-cell>
          <table:table-cell office:value-type="float" office:value="1.444232" calcext:value-type="float">
            <text:p>1.444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</text:p>
          </table:table-cell>
          <table:table-cell office:value-type="float" office:value="40.79146" calcext:value-type="float">
            <text:p>40.79146</text:p>
          </table:table-cell>
          <table:table-cell office:value-type="float" office:value="10.26132" calcext:value-type="float">
            <text:p>10.26132</text:p>
          </table:table-cell>
          <table:table-cell office:value-type="float" office:value="3.751522" calcext:value-type="float">
            <text:p>3.751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</text:p>
          </table:table-cell>
          <table:table-cell office:value-type="float" office:value="51.24829" calcext:value-type="float">
            <text:p>51.24829</text:p>
          </table:table-cell>
          <table:table-cell office:value-type="float" office:value="18.71358" calcext:value-type="float">
            <text:p>18.71358</text:p>
          </table:table-cell>
          <table:table-cell office:value-type="float" office:value="9.055706" calcext:value-type="float">
            <text:p>9.055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24.23275" calcext:value-type="float">
            <text:p>24.23275</text:p>
          </table:table-cell>
          <table:table-cell office:value-type="float" office:value="5.668846" calcext:value-type="float">
            <text:p>5.668846</text:p>
          </table:table-cell>
          <table:table-cell office:value-type="float" office:value="2.031003" calcext:value-type="float">
            <text:p>2.031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pala</text:p>
          </table:table-cell>
          <table:table-cell office:value-type="float" office:value="2.495506" calcext:value-type="float">
            <text:p>2.495506</text:p>
          </table:table-cell>
          <table:table-cell office:value-type="float" office:value="1.106709" calcext:value-type="float">
            <text:p>1.106709</text:p>
          </table:table-cell>
          <table:table-cell office:value-type="float" office:value="0.7109821" calcext:value-type="float">
            <text:p>0.7109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1</text:p>
          </table:table-cell>
          <table:table-cell office:value-type="float" office:value="14.09459" calcext:value-type="float">
            <text:p>14.09459</text:p>
          </table:table-cell>
          <table:table-cell office:value-type="float" office:value="3.428609" calcext:value-type="float">
            <text:p>3.428609</text:p>
          </table:table-cell>
          <table:table-cell office:value-type="float" office:value="1.307044" calcext:value-type="float">
            <text:p>1.307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entral2 </text:p>
          </table:table-cell>
          <table:table-cell office:value-type="float" office:value="25.48173" calcext:value-type="float">
            <text:p>25.48173</text:p>
          </table:table-cell>
          <table:table-cell office:value-type="float" office:value="5.506551" calcext:value-type="float">
            <text:p>5.506551</text:p>
          </table:table-cell>
          <table:table-cell office:value-type="float" office:value="1.828618" calcext:value-type="float">
            <text:p>1.828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Central</text:p>
          </table:table-cell>
          <table:table-cell office:value-type="float" office:value="35.70733" calcext:value-type="float">
            <text:p>35.70733</text:p>
          </table:table-cell>
          <table:table-cell office:value-type="float" office:value="8.63336" calcext:value-type="float">
            <text:p>8.63336</text:p>
          </table:table-cell>
          <table:table-cell office:value-type="float" office:value="2.970884" calcext:value-type="float">
            <text:p>2.970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</text:p>
          </table:table-cell>
          <table:table-cell office:value-type="float" office:value="44.19896" calcext:value-type="float">
            <text:p>44.19896</text:p>
          </table:table-cell>
          <table:table-cell office:value-type="float" office:value="11.35241" calcext:value-type="float">
            <text:p>11.35241</text:p>
          </table:table-cell>
          <table:table-cell office:value-type="float" office:value="4.274722" calcext:value-type="float">
            <text:p>4.274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-North</text:p>
          </table:table-cell>
          <table:table-cell office:value-type="float" office:value="44.2625" calcext:value-type="float">
            <text:p>44.2625</text:p>
          </table:table-cell>
          <table:table-cell office:value-type="float" office:value="14.49426" calcext:value-type="float">
            <text:p>14.49426</text:p>
          </table:table-cell>
          <table:table-cell office:value-type="float" office:value="6.387048" calcext:value-type="float">
            <text:p>6.387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orth East</text:p>
          </table:table-cell>
          <table:table-cell office:value-type="float" office:value="78.45749" calcext:value-type="float">
            <text:p>78.45749</text:p>
          </table:table-cell>
          <table:table-cell office:value-type="float" office:value="37.83197" calcext:value-type="float">
            <text:p>37.83197</text:p>
          </table:table-cell>
          <table:table-cell office:value-type="float" office:value="21.51982" calcext:value-type="float">
            <text:p>21.51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Nile</text:p>
          </table:table-cell>
          <table:table-cell office:value-type="float" office:value="48.96051" calcext:value-type="float">
            <text:p>48.96051</text:p>
          </table:table-cell>
          <table:table-cell office:value-type="float" office:value="15.77277" calcext:value-type="float">
            <text:p>15.77277</text:p>
          </table:table-cell>
          <table:table-cell office:value-type="float" office:value="6.979622" calcext:value-type="float">
            <text:p>6.979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-West</text:p>
          </table:table-cell>
          <table:table-cell office:value-type="float" office:value="27.39025" calcext:value-type="float">
            <text:p>27.39025</text:p>
          </table:table-cell>
          <table:table-cell office:value-type="float" office:value="6.594629" calcext:value-type="float">
            <text:p>6.594629</text:p>
          </table:table-cell>
          <table:table-cell office:value-type="float" office:value="2.426485" calcext:value-type="float">
            <text:p>2.426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-westrn</text:p>
          </table:table-cell>
          <table:table-cell office:value-type="float" office:value="21.1867" calcext:value-type="float">
            <text:p>21.1867</text:p>
          </table:table-cell>
          <table:table-cell office:value-type="float" office:value="4.775739" calcext:value-type="float">
            <text:p>4.775739</text:p>
          </table:table-cell>
          <table:table-cell office:value-type="float" office:value="1.649479" calcext:value-type="float">
            <text:p>1.649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pala</text:p>
          </table:table-cell>
          <table:table-cell office:value-type="float" office:value="2.495506" calcext:value-type="float">
            <text:p>2.495506</text:p>
          </table:table-cell>
          <table:table-cell office:value-type="float" office:value="1.106709" calcext:value-type="float">
            <text:p>1.106709</text:p>
          </table:table-cell>
          <table:table-cell office:value-type="float" office:value="0.7109821" calcext:value-type="float">
            <text:p>0.7109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Rural</text:p>
          </table:table-cell>
          <table:table-cell office:value-type="float" office:value="24.99072" calcext:value-type="float">
            <text:p>24.99072</text:p>
          </table:table-cell>
          <table:table-cell office:value-type="float" office:value="5.61305" calcext:value-type="float">
            <text:p>5.61305</text:p>
          </table:table-cell>
          <table:table-cell office:value-type="float" office:value="1.909022" calcext:value-type="float">
            <text:p>1.909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rural</text:p>
          </table:table-cell>
          <table:table-cell office:value-type="float" office:value="42.54197" calcext:value-type="float">
            <text:p>42.54197</text:p>
          </table:table-cell>
          <table:table-cell office:value-type="float" office:value="10.50102" calcext:value-type="float">
            <text:p>10.50102</text:p>
          </table:table-cell>
          <table:table-cell office:value-type="float" office:value="3.791075" calcext:value-type="float">
            <text:p>3.791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rural</text:p>
          </table:table-cell>
          <table:table-cell office:value-type="float" office:value="52.87564" calcext:value-type="float">
            <text:p>52.87564</text:p>
          </table:table-cell>
          <table:table-cell office:value-type="float" office:value="19.35199" calcext:value-type="float">
            <text:p>19.35199</text:p>
          </table:table-cell>
          <table:table-cell office:value-type="float" office:value="9.338736" calcext:value-type="float">
            <text:p>9.338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rural</text:p>
          </table:table-cell>
          <table:table-cell office:value-type="float" office:value="27.71879" calcext:value-type="float">
            <text:p>27.71879</text:p>
          </table:table-cell>
          <table:table-cell office:value-type="float" office:value="6.564032" calcext:value-type="float">
            <text:p>6.564032</text:p>
          </table:table-cell>
          <table:table-cell office:value-type="float" office:value="2.375466" calcext:value-type="float">
            <text:p>2.375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 urban</text:p>
          </table:table-cell>
          <table:table-cell office:value-type="float" office:value="19.82737" calcext:value-type="float">
            <text:p>19.82737</text:p>
          </table:table-cell>
          <table:table-cell office:value-type="float" office:value="5.985632" calcext:value-type="float">
            <text:p>5.985632</text:p>
          </table:table-cell>
          <table:table-cell office:value-type="float" office:value="2.639015" calcext:value-type="float">
            <text:p>2.6390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12:07.944782638</dc:date>
    <meta:document-statistic meta:table-count="1" meta:cell-count="133" meta:object-count="0"/>
    <meta:generator>LibreOffice/4.2.8.2$Linux_X86_64 LibreOffice_project/420m0$Build-2</meta:generator>
  </office:meta>
</office:document-meta>
</file>